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Segoe UI" fo:font-size="14pt" fo:font-weight="bold" officeooo:rsid="0000afcb" officeooo:paragraph-rsid="00067cd3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Segoe UI" fo:font-size="14pt" fo:font-weight="bold" officeooo:rsid="0000afcb" officeooo:paragraph-rsid="00127e04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egoe UI" fo:font-size="14pt" fo:font-weight="bold" officeooo:rsid="0000afcb" officeooo:paragraph-rsid="001b6952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egoe UI" fo:font-size="14pt" fo:font-weight="bold" officeooo:rsid="0000afcb" officeooo:paragraph-rsid="002bae63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egoe UI" fo:font-size="14pt" fo:font-weight="bold" officeooo:rsid="0000afcb" officeooo:paragraph-rsid="002fad1b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Segoe UI" fo:font-size="12pt" style:text-underline-style="none" fo:font-weight="bold" officeooo:rsid="0000afcb" officeooo:paragraph-rsid="00016af1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Segoe UI" fo:font-size="12pt" style:text-underline-style="none" fo:font-weight="bold" officeooo:rsid="0000afcb" officeooo:paragraph-rsid="00060897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Segoe UI" fo:font-size="12pt" style:text-underline-style="none" fo:font-weight="bold" officeooo:rsid="0000afcb" officeooo:paragraph-rsid="00067cd3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Segoe UI" fo:font-size="12pt" style:text-underline-style="none" fo:font-weight="bold" officeooo:rsid="0000afcb" officeooo:paragraph-rsid="00127e04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Segoe UI" fo:font-size="12pt" style:text-underline-style="none" fo:font-weight="bold" officeooo:rsid="0000afcb" officeooo:paragraph-rsid="002bae63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Segoe UI" fo:font-size="12pt" style:text-underline-style="none" fo:font-weight="bold" officeooo:rsid="0000afcb" officeooo:paragraph-rsid="002fad1b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Segoe UI" fo:font-size="10pt" style:text-underline-style="none" fo:font-weight="bold" officeooo:rsid="0000afcb" officeooo:paragraph-rsid="00060897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Segoe UI" fo:font-size="10pt" style:text-underline-style="none" fo:font-weight="bold" officeooo:rsid="0000afcb" officeooo:paragraph-rsid="00127e04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Segoe UI" fo:font-size="10pt" style:text-underline-style="none" fo:font-weight="bold" officeooo:rsid="0000afcb" officeooo:paragraph-rsid="002bae63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Segoe UI" fo:font-size="10pt" style:text-underline-style="none" fo:font-weight="bold" officeooo:rsid="0000afcb" officeooo:paragraph-rsid="002fad1b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Segoe UI" fo:font-size="10pt" style:text-underline-style="none" fo:font-weight="bold" officeooo:rsid="0000afcb" officeooo:paragraph-rsid="0041f666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Segoe UI" fo:font-size="10pt" fo:font-style="normal" style:text-underline-style="none" fo:font-weight="normal" officeooo:rsid="0000afcb" officeooo:paragraph-rsid="00016af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Segoe UI" fo:font-size="10pt" fo:font-style="normal" style:text-underline-style="none" fo:font-weight="normal" officeooo:rsid="0000afcb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Segoe UI" fo:font-size="10pt" fo:font-style="normal" style:text-underline-style="none" fo:font-weight="normal" officeooo:rsid="001b6952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Segoe UI" fo:font-size="10pt" fo:font-style="normal" style:text-underline-style="none" fo:font-weight="normal" officeooo:rsid="002bae63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Segoe UI" fo:font-size="10pt" fo:font-style="normal" style:text-underline-style="none" fo:font-weight="normal" officeooo:rsid="0014545f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Segoe UI" fo:font-size="10pt" fo:font-style="normal" style:text-underline-style="none" fo:font-weight="normal" officeooo:rsid="0014545f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Segoe UI" fo:font-size="10pt" fo:font-style="normal" style:text-underline-style="none" fo:font-weight="normal" officeooo:rsid="002e4947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16af1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text-properties style:font-name="Segoe UI" fo:font-size="10pt" fo:font-style="italic" style:text-underline-style="none" fo:font-weight="normal" officeooo:rsid="00060897" officeooo:paragraph-rsid="002fad1b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 style:list-style-name="L1">
      <style:text-properties officeooo:paragraph-rsid="002bae63"/>
    </style:style>
    <style:style style:name="P35" style:family="paragraph" style:parent-style-name="Standard" style:list-style-name="L1">
      <style:text-properties officeooo:paragraph-rsid="002fad1b"/>
    </style:style>
    <style:style style:name="P36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0e69cb" officeooo:paragraph-rsid="000e69cb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5">
      <style:text-properties style:font-name="Segoe UI" fo:font-size="10pt" fo:font-style="normal" style:text-underline-style="solid" style:text-underline-width="auto" style:text-underline-color="font-color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13">
      <style:text-properties style:font-name="Segoe UI" fo:font-size="10pt" fo:font-style="normal" style:text-underline-style="solid" style:text-underline-width="auto" style:text-underline-color="font-color" fo:font-weight="normal" officeooo:rsid="00067cd3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14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2">
      <style:text-properties style:font-name="Segoe UI" fo:font-size="10pt" fo:font-style="normal" style:text-underline-style="none" fo:font-weight="normal" officeooo:rsid="0018349f" officeooo:paragraph-rsid="0018349f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2">
      <style:text-properties style:font-name="Segoe UI" fo:font-size="10pt" fo:font-style="normal" style:text-underline-style="none" fo:font-weight="normal" officeooo:rsid="000e69cb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2">
      <style:text-properties style:font-name="Segoe UI" fo:font-size="10pt" fo:font-style="normal" style:text-underline-style="none" fo:font-weight="normal" officeooo:rsid="0023dfdf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7dde9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27e04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4545f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 style:list-style-name="L4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 style:list-style-name="L3">
      <style:text-properties style:font-name="Segoe UI" fo:font-size="10pt" fo:font-style="normal" style:text-underline-style="none" fo:font-weight="normal" officeooo:rsid="00283fb8" officeooo:paragraph-rsid="00283fb8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 style:list-style-name="L5">
      <style:text-properties style:font-name="Segoe UI" fo:font-size="10pt" fo:font-style="normal" style:text-underline-style="none" fo:font-weight="normal" officeooo:rsid="003eb0d8" officeooo:paragraph-rsid="003eb0d8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 style:list-style-name="L6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345374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2e4947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 style:list-style-name="L10">
      <style:text-properties style:font-name="Segoe UI" fo:font-size="10pt" fo:font-style="normal" style:text-underline-style="none" fo:font-weight="normal" officeooo:rsid="002fad1b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 style:list-style-name="L12">
      <style:text-properties style:font-name="Segoe UI" fo:font-size="10pt" fo:font-style="normal" style:text-underline-style="none" fo:font-weight="normal" officeooo:rsid="00312a45" officeooo:paragraph-rsid="00312a45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2">
      <style:text-properties style:font-name="Segoe UI" fo:font-size="10pt" fo:font-style="italic" style:text-underline-style="none" fo:font-weight="normal" officeooo:rsid="0024e78f" officeooo:paragraph-rsid="0024e78f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Standard" style:list-style-name="L2">
      <style:text-properties style:font-name="Segoe UI" fo:font-size="10pt" fo:font-style="italic" style:text-underline-style="none" fo:font-weight="normal" officeooo:rsid="000e69cb" officeooo:paragraph-rsid="0023dfdf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 style:list-style-name="L4">
      <style:text-properties style:font-name="Segoe UI" fo:font-size="10pt" fo:font-style="italic" style:text-underline-style="none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 style:list-style-name="L7">
      <style:text-properties style:font-name="Segoe UI" fo:font-size="10pt" fo:font-style="italic" style:text-underline-style="none" fo:font-weight="bold" officeooo:rsid="0016018e" officeooo:paragraph-rsid="0016018e" style:font-size-asian="10pt" style:font-style-asian="italic" style:font-weight-asian="bold" style:font-size-complex="10pt" style:font-style-complex="italic" style:font-weight-complex="bold"/>
    </style:style>
    <style:style style:name="P64" style:family="paragraph" style:parent-style-name="Standard" style:list-style-name="L7">
      <style:text-properties style:font-name="Segoe UI" fo:font-size="10pt" fo:font-style="italic" style:text-underline-style="none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65" style:family="paragraph" style:parent-style-name="Standard" style:list-style-name="L4">
      <style:text-properties style:font-name="Segoe UI" fo:font-size="10pt" fo:font-style="italic" style:text-underline-style="solid" style:text-underline-width="auto" style:text-underline-color="font-color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6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982d8" officeooo:paragraph-rsid="001982d8" style:font-size-asian="10pt" style:font-style-asian="italic" style:font-weight-asian="normal" style:font-size-complex="10pt" style:font-style-complex="italic" style:font-weight-complex="normal"/>
    </style:style>
    <style:style style:name="P67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4545f" officeooo:paragraph-rsid="0014545f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69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70" style:family="paragraph" style:parent-style-name="Standard" style:list-style-name="L15">
      <style:text-properties style:font-name="Segoe UI" fo:font-size="10pt" style:text-underline-style="none" fo:font-weight="bold" officeooo:rsid="0000afcb" officeooo:paragraph-rsid="004516ab" style:font-size-asian="10pt" style:font-weight-asian="bold" style:font-size-complex="10pt" style:font-weight-complex="bold"/>
    </style:style>
    <style:style style:name="P71" style:family="paragraph" style:parent-style-name="Standard">
      <style:text-properties style:font-name="Segoe UI" fo:font-size="10pt" style:text-underline-style="none" fo:font-weight="bold" officeooo:rsid="0000afcb" officeooo:paragraph-rsid="0047092b" style:font-size-asian="10pt" style:font-weight-asian="bold" style:font-size-complex="10pt" style:font-weight-complex="bold"/>
    </style:style>
    <style:style style:name="P72" style:family="paragraph" style:parent-style-name="Standard" style:list-style-name="L3"/>
    <style:style style:name="P73" style:family="paragraph" style:parent-style-name="Standard" style:list-style-name="L3">
      <style:text-properties officeooo:paragraph-rsid="00283fb8"/>
    </style:style>
    <style:style style:name="P74" style:family="paragraph" style:parent-style-name="Standard" style:list-style-name="L3">
      <style:text-properties fo:font-style="italic" officeooo:rsid="0029cb01" officeooo:paragraph-rsid="0029cb01" style:font-style-asian="italic" style:font-style-complex="italic"/>
    </style:style>
    <style:style style:name="P75" style:family="paragraph" style:parent-style-name="Standard" style:list-style-name="L8">
      <style:text-properties officeooo:paragraph-rsid="002bae63"/>
    </style:style>
    <style:style style:name="P76" style:family="paragraph" style:parent-style-name="Standard" style:list-style-name="L8">
      <style:text-properties fo:font-style="normal" style:text-underline-style="none" officeooo:rsid="002bae63" officeooo:paragraph-rsid="002bae63" style:font-style-asian="normal" style:font-style-complex="normal"/>
    </style:style>
    <style:style style:name="P77" style:family="paragraph" style:parent-style-name="Standard" style:list-style-name="L8">
      <style:text-properties fo:font-style="normal" style:text-underline-style="none" officeooo:rsid="002bae63" officeooo:paragraph-rsid="0047092b" style:font-style-asian="normal" style:font-style-complex="normal"/>
    </style:style>
    <style:style style:name="P78" style:family="paragraph" style:parent-style-name="Standard" style:list-style-name="L8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9" style:family="paragraph" style:parent-style-name="Standard" style:list-style-name="L8">
      <style:text-properties fo:font-style="normal" style:text-underline-style="solid" style:text-underline-width="auto" style:text-underline-color="font-color" officeooo:rsid="002bae63" officeooo:paragraph-rsid="0047092b" style:font-style-asian="normal" style:font-style-complex="normal"/>
    </style:style>
    <style:style style:name="P80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345374" style:font-style-asian="normal" style:font-style-complex="normal"/>
    </style:style>
    <style:style style:name="P81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82" style:family="paragraph" style:parent-style-name="Standard" style:list-style-name="L9">
      <style:text-properties officeooo:paragraph-rsid="002bae63"/>
    </style:style>
    <style:style style:name="P83" style:family="paragraph" style:parent-style-name="Standard" style:list-style-name="L11">
      <style:text-properties officeooo:paragraph-rsid="002fad1b"/>
    </style:style>
    <style:style style:name="P84" style:family="paragraph" style:parent-style-name="Standard" style:list-style-name="L11">
      <style:text-properties officeooo:paragraph-rsid="004516a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0897"/>
    </style:style>
    <style:style style:name="T3" style:family="text">
      <style:text-properties style:text-underline-style="solid" style:text-underline-width="auto" style:text-underline-color="font-color" officeooo:rsid="00067cd3"/>
    </style:style>
    <style:style style:name="T4" style:family="text">
      <style:text-properties style:text-underline-style="solid" style:text-underline-width="auto" style:text-underline-color="font-color" officeooo:rsid="000a28b0"/>
    </style:style>
    <style:style style:name="T5" style:family="text">
      <style:text-properties style:text-underline-style="solid" style:text-underline-width="auto" style:text-underline-color="font-color" officeooo:rsid="000e69cb"/>
    </style:style>
    <style:style style:name="T6" style:family="text">
      <style:text-properties style:text-underline-style="solid" style:text-underline-width="auto" style:text-underline-color="font-color" fo:font-weight="normal" officeooo:rsid="0016018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345374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101041"/>
    </style:style>
    <style:style style:name="T9" style:family="text">
      <style:text-properties style:text-underline-style="solid" style:text-underline-width="auto" style:text-underline-color="font-color" officeooo:rsid="0011bad6"/>
    </style:style>
    <style:style style:name="T10" style:family="text">
      <style:text-properties style:text-underline-style="solid" style:text-underline-width="auto" style:text-underline-color="font-color" officeooo:rsid="00127e04"/>
    </style:style>
    <style:style style:name="T11" style:family="text">
      <style:text-properties style:text-underline-style="solid" style:text-underline-width="auto" style:text-underline-color="font-color" officeooo:rsid="0014545f"/>
    </style:style>
    <style:style style:name="T12" style:family="text">
      <style:text-properties style:text-underline-style="solid" style:text-underline-width="auto" style:text-underline-color="font-color" officeooo:rsid="001982d8"/>
    </style:style>
    <style:style style:name="T13" style:family="text">
      <style:text-properties style:text-underline-style="solid" style:text-underline-width="auto" style:text-underline-color="font-color" officeooo:rsid="001b6952"/>
    </style:style>
    <style:style style:name="T14" style:family="text">
      <style:text-properties style:text-underline-style="solid" style:text-underline-width="auto" style:text-underline-color="font-color" officeooo:rsid="001f01e6"/>
    </style:style>
    <style:style style:name="T15" style:family="text">
      <style:text-properties style:text-underline-style="solid" style:text-underline-width="auto" style:text-underline-color="font-color" officeooo:rsid="00221022"/>
    </style:style>
    <style:style style:name="T16" style:family="text">
      <style:text-properties style:text-underline-style="solid" style:text-underline-width="auto" style:text-underline-color="font-color" officeooo:rsid="002bae63"/>
    </style:style>
    <style:style style:name="T17" style:family="text">
      <style:text-properties style:text-underline-style="solid" style:text-underline-width="auto" style:text-underline-color="font-color" officeooo:rsid="002d8daf"/>
    </style:style>
    <style:style style:name="T18" style:family="text">
      <style:text-properties style:text-underline-style="solid" style:text-underline-width="auto" style:text-underline-color="font-color" officeooo:rsid="002fad1b"/>
    </style:style>
    <style:style style:name="T19" style:family="text">
      <style:text-properties style:text-underline-style="solid" style:text-underline-width="auto" style:text-underline-color="font-color" officeooo:rsid="00312a45"/>
    </style:style>
    <style:style style:name="T20" style:family="text">
      <style:text-properties style:text-underline-style="solid" style:text-underline-width="auto" style:text-underline-color="font-color" officeooo:rsid="00158aca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060897"/>
    </style:style>
    <style:style style:name="T23" style:family="text">
      <style:text-properties style:text-underline-style="none" officeooo:rsid="0006403f"/>
    </style:style>
    <style:style style:name="T24" style:family="text">
      <style:text-properties style:text-underline-style="none" officeooo:rsid="00067cd3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officeooo:rsid="000e69cb"/>
    </style:style>
    <style:style style:name="T27" style:family="text">
      <style:text-properties style:text-underline-style="none" officeooo:rsid="00101041"/>
    </style:style>
    <style:style style:name="T28" style:family="text">
      <style:text-properties style:text-underline-style="none" officeooo:rsid="0011bad6"/>
    </style:style>
    <style:style style:name="T29" style:family="text">
      <style:text-properties style:text-underline-style="none" officeooo:rsid="0009e6a9"/>
    </style:style>
    <style:style style:name="T30" style:family="text">
      <style:text-properties style:text-underline-style="none" officeooo:rsid="00127e04"/>
    </style:style>
    <style:style style:name="T31" style:family="text">
      <style:text-properties style:text-underline-style="none" officeooo:rsid="0014545f"/>
    </style:style>
    <style:style style:name="T32" style:family="text">
      <style:text-properties style:text-underline-style="none" officeooo:rsid="001982d8"/>
    </style:style>
    <style:style style:name="T33" style:family="text">
      <style:text-properties style:text-underline-style="none" officeooo:rsid="001b6952"/>
    </style:style>
    <style:style style:name="T34" style:family="text">
      <style:text-properties style:text-underline-style="none" officeooo:rsid="001f01e6"/>
    </style:style>
    <style:style style:name="T35" style:family="text">
      <style:text-properties style:text-underline-style="none" officeooo:rsid="0020d0e9"/>
    </style:style>
    <style:style style:name="T36" style:family="text">
      <style:text-properties style:text-underline-style="none" officeooo:rsid="002bae63"/>
    </style:style>
    <style:style style:name="T37" style:family="text">
      <style:text-properties style:text-underline-style="none" officeooo:rsid="002fad1b"/>
    </style:style>
    <style:style style:name="T38" style:family="text">
      <style:text-properties style:text-underline-style="none" officeooo:rsid="00312a45"/>
    </style:style>
    <style:style style:name="T39" style:family="text">
      <style:text-properties style:text-underline-style="none" officeooo:rsid="004516ab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4e78f" style:font-style-asian="italic" style:font-style-complex="italic"/>
    </style:style>
    <style:style style:name="T43" style:family="text">
      <style:text-properties fo:font-style="italic" officeooo:rsid="002d8daf" style:font-style-asian="italic" style:font-style-complex="italic"/>
    </style:style>
    <style:style style:name="T44" style:family="text">
      <style:text-properties fo:color="#000000" fo:font-size="12pt" fo:font-style="normal" style:font-size-asian="12pt" style:font-style-asian="normal"/>
    </style:style>
    <style:style style:name="T45" style:family="text">
      <style:text-properties fo:color="#000000" fo:font-size="12pt" fo:font-style="normal" officeooo:rsid="0002d49d" style:font-size-asian="12pt" style:font-style-asian="normal"/>
    </style:style>
    <style:style style:name="T46" style:family="text">
      <style:text-properties fo:color="#000000" fo:font-size="12pt" fo:font-style="normal" officeooo:rsid="0006403f" style:font-size-asian="12pt" style:font-style-asian="normal" style:font-style-complex="normal"/>
    </style:style>
    <style:style style:name="T47" style:family="text">
      <style:text-properties fo:color="#000000" fo:font-size="12pt" fo:font-style="normal" officeooo:rsid="00101041" style:font-size-asian="12pt" style:font-style-asian="normal" style:font-style-complex="normal"/>
    </style:style>
    <style:style style:name="T48" style:family="text">
      <style:text-properties fo:color="#000000" fo:font-size="12pt" fo:font-style="normal" officeooo:rsid="004341c4" style:font-size-asian="12pt" style:font-style-asian="normal"/>
    </style:style>
    <style:style style:name="T49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02d49d" style:font-size-asian="12pt" style:font-style-asian="normal" style:font-weight-asian="normal" style:font-weight-complex="normal"/>
    </style:style>
    <style:style style:name="T51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2" style:family="text">
      <style:text-properties fo:color="#000000" fo:font-size="12pt" fo:font-style="normal" fo:font-weight="normal" officeooo:rsid="0002d49d" style:font-size-asian="12pt" style:font-style-asian="normal" style:font-weight-asian="normal" style:font-style-complex="normal" style:font-weight-complex="normal"/>
    </style:style>
    <style:style style:name="T53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 style:font-weight-complex="normal"/>
    </style:style>
    <style:style style:name="T54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/>
    </style:style>
    <style:style style:name="T55" style:family="text">
      <style:text-properties fo:color="#000000" fo:font-size="12pt" fo:font-style="normal" fo:font-weight="normal" officeooo:rsid="0002d49d" style:font-size-asian="12pt" style:font-style-asian="normal" style:font-weight-asian="normal"/>
    </style:style>
    <style:style style:name="T56" style:family="text">
      <style:text-properties fo:color="#000000" fo:font-size="12pt" fo:font-style="italic" fo:font-weight="normal" officeooo:rsid="0002d49d" style:font-size-asian="12pt" style:font-style-asian="italic" style:font-weight-asian="normal" style:font-style-complex="italic" style:font-weight-complex="normal"/>
    </style:style>
    <style:style style:name="T57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 style:font-weight-complex="normal"/>
    </style:style>
    <style:style style:name="T58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/>
    </style:style>
    <style:style style:name="T59" style:family="text">
      <style:text-properties officeooo:rsid="00060897"/>
    </style:style>
    <style:style style:name="T60" style:family="text">
      <style:text-properties officeooo:rsid="0006403f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0a28b0" style:font-weight-asian="bold" style:font-weight-complex="bold"/>
    </style:style>
    <style:style style:name="T63" style:family="text">
      <style:text-properties fo:font-weight="bold" officeooo:rsid="0024e78f" style:font-weight-asian="bold" style:font-weight-complex="bold"/>
    </style:style>
    <style:style style:name="T64" style:family="text">
      <style:text-properties fo:font-weight="bold" officeooo:rsid="002d8daf" style:font-weight-asian="bold" style:font-weight-complex="bold"/>
    </style:style>
    <style:style style:name="T65" style:family="text">
      <style:text-properties fo:font-weight="bold" officeooo:rsid="00158aca" style:font-weight-asian="bold" style:font-weight-complex="bold"/>
    </style:style>
    <style:style style:name="T66" style:family="text">
      <style:text-properties officeooo:rsid="00067cd3"/>
    </style:style>
    <style:style style:name="T67" style:family="text">
      <style:text-properties officeooo:rsid="000a28b0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127e04" style:font-weight-asian="normal" style:font-weight-complex="normal"/>
    </style:style>
    <style:style style:name="T70" style:family="text">
      <style:text-properties fo:font-weight="normal" officeooo:rsid="00158aca" style:font-weight-asian="normal" style:font-weight-complex="normal"/>
    </style:style>
    <style:style style:name="T71" style:family="text">
      <style:text-properties fo:font-weight="normal" officeooo:rsid="0016018e" style:font-weight-asian="normal" style:font-weight-complex="normal"/>
    </style:style>
    <style:style style:name="T72" style:family="text">
      <style:text-properties fo:font-weight="normal" officeooo:rsid="001d6521" style:font-weight-asian="normal" style:font-weight-complex="normal"/>
    </style:style>
    <style:style style:name="T73" style:family="text">
      <style:text-properties fo:font-weight="normal" officeooo:rsid="00345374" style:font-weight-asian="normal" style:font-weight-complex="normal"/>
    </style:style>
    <style:style style:name="T74" style:family="text">
      <style:text-properties fo:font-weight="normal" officeooo:rsid="0040013a" style:font-weight-asian="normal" style:font-weight-complex="normal"/>
    </style:style>
    <style:style style:name="T75" style:family="text">
      <style:text-properties fo:font-weight="normal" officeooo:rsid="0047092b" style:font-weight-asian="normal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347db8" style:font-style-asian="normal" style:font-style-complex="normal"/>
    </style:style>
    <style:style style:name="T78" style:family="text">
      <style:text-properties fo:font-style="normal" officeooo:rsid="0014545f" style:font-style-asian="normal" style:font-style-complex="normal"/>
    </style:style>
    <style:style style:name="T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1" style:family="text">
      <style:text-properties fo:font-style="normal" style:text-underline-style="solid" style:text-underline-width="auto" style:text-underline-color="font-color" officeooo:rsid="001f01e6" style:font-style-asian="normal" style:font-style-complex="normal"/>
    </style:style>
    <style:style style:name="T8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solid" style:text-underline-width="auto" style:text-underline-color="font-color" fo:font-weight="normal" officeooo:rsid="00221022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solid" style:text-underline-width="auto" style:text-underline-color="font-color" fo:font-weight="normal" officeooo:rsid="00345374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solid" style:text-underline-width="auto" style:text-underline-color="font-color" fo:font-weight="normal" officeooo:rsid="00347db8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solid" style:text-underline-width="auto" style:text-underline-color="font-color" fo:font-weight="normal" officeooo:rsid="0014545f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style:font-style-asian="normal" style:font-style-complex="normal"/>
    </style:style>
    <style:style style:name="T8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20d0e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21022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45374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347db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14545f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4516ab" style:font-style-asian="normal" style:font-weight-asian="normal" style:font-style-complex="normal" style:font-weight-complex="normal"/>
    </style:style>
    <style:style style:name="T97" style:family="text">
      <style:text-properties officeooo:rsid="00127e04"/>
    </style:style>
    <style:style style:name="T98" style:family="text">
      <style:text-properties officeooo:rsid="0016018e"/>
    </style:style>
    <style:style style:name="T99" style:family="text">
      <style:text-properties officeooo:rsid="001982d8"/>
    </style:style>
    <style:style style:name="T100" style:family="text">
      <style:text-properties officeooo:rsid="0024e78f"/>
    </style:style>
    <style:style style:name="T101" style:family="text">
      <style:text-properties officeooo:rsid="00264f91"/>
    </style:style>
    <style:style style:name="T102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Segoe UI" fo:font-size="10pt" fo:font-style="normal" style:text-underline-style="none" fo:font-weight="normal" officeooo:rsid="00283fb8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Segoe UI" fo:font-size="10pt" fo:font-style="normal" style:text-underline-style="none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Segoe UI" fo:font-size="10pt" fo:font-style="normal" style:text-underline-style="none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Segoe UI" fo:font-size="10pt" fo:font-style="normal" style:text-underline-style="none" fo:font-weight="normal" officeooo:rsid="002d8daf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font-name="Segoe UI" fo:font-size="10pt" fo:font-style="normal" style:text-underline-style="none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Segoe UI" fo:font-size="10pt" fo:font-style="normal" style:text-underline-style="none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Segoe UI" fo:font-size="10pt" fo:font-style="normal" style:text-underline-style="none" fo:font-weight="normal" officeooo:rsid="00264f91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font-name="Segoe UI" fo:font-size="10pt" fo:font-style="normal" style:text-underline-style="none" fo:font-weight="normal" officeooo:rsid="002fad1b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font-name="Segoe UI" fo:font-size="10pt" fo:font-style="normal" style:text-underline-style="none" fo:font-weight="normal" officeooo:rsid="00329eb8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style:font-name="Segoe UI" fo:font-size="10pt" fo:font-style="normal" style:text-underline-style="none" fo:font-weight="normal" officeooo:rsid="00345374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style:font-name="Segoe UI" fo:font-size="10pt" fo:font-style="normal" style:text-underline-style="none" fo:font-weight="normal" officeooo:rsid="004516ab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style:font-name="Segoe UI" fo:font-size="10pt" fo:font-style="normal" style:text-underline-style="none" fo:font-weight="normal" officeooo:rsid="0047092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16" style:family="text">
      <style:text-properties style:font-name="Segoe UI" fo:font-size="10pt" fo:font-style="normal" style:text-underline-style="none" fo:font-weight="bold" officeooo:rsid="00283fb8" style:font-size-asian="10pt" style:font-style-asian="normal" style:font-weight-asian="bold" style:font-size-complex="10pt" style:font-style-complex="normal" style:font-weight-complex="bold"/>
    </style:style>
    <style:style style:name="T117" style:family="text">
      <style:text-properties style:font-name="Segoe UI" fo:font-size="10pt" fo:font-style="normal" style:text-underline-style="none" fo:font-weight="bold" officeooo:rsid="002bae63" style:font-size-asian="10pt" style:font-style-asian="normal" style:font-weight-asian="bold" style:font-size-complex="10pt" style:font-style-complex="normal" style:font-weight-complex="bold"/>
    </style:style>
    <style:style style:name="T118" style:family="text">
      <style:text-properties style:font-name="Segoe UI" fo:font-size="10pt" fo:font-style="normal" style:text-underline-style="none" fo:font-weight="bold" officeooo:rsid="0014545f" style:font-size-asian="10pt" style:font-style-asian="normal" style:font-weight-asian="bold" style:font-size-complex="10pt" style:font-style-complex="normal" style:font-weight-complex="bold"/>
    </style:style>
    <style:style style:name="T119" style:family="text">
      <style:text-properties style:font-name="Segoe UI" fo:font-size="10pt" fo:font-style="normal" style:text-underline-style="none" fo:font-weight="bold" officeooo:rsid="002e4947" style:font-size-asian="10pt" style:font-style-asian="normal" style:font-weight-asian="bold" style:font-size-complex="10pt" style:font-style-complex="normal" style:font-weight-complex="bold"/>
    </style:style>
    <style:style style:name="T120" style:family="text">
      <style:text-properties style:font-name="Segoe UI" fo:font-size="10pt" fo:font-style="normal" style:text-underline-style="solid" style:text-underline-width="auto" style:text-underline-color="font-color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style:font-name="Segoe UI" fo:font-size="10pt" fo:font-style="normal" style:text-underline-style="solid" style:text-underline-width="auto" style:text-underline-color="font-color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style:font-name="Segoe UI" fo:font-size="10pt" fo:font-style="normal" style:text-underline-style="solid" style:text-underline-width="auto" style:text-underline-color="font-color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style:font-name="Segoe UI" fo:font-size="10pt" fo:font-style="normal" style:text-underline-style="solid" style:text-underline-width="auto" style:text-underline-color="font-color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style:font-name="Segoe UI" fo:font-size="10pt" fo:font-style="italic" style:text-underline-style="none" fo:font-weight="normal" officeooo:rsid="00283fb8" style:font-size-asian="10pt" style:font-style-asian="italic" style:font-weight-asian="normal" style:font-size-complex="10pt" style:font-style-complex="italic" style:font-weight-complex="normal"/>
    </style:style>
    <style:style style:name="T125" style:family="text">
      <style:text-properties style:font-name="Segoe UI" fo:font-size="10pt" fo:font-style="italic" style:text-underline-style="none" fo:font-weight="normal" officeooo:rsid="002bae63" style:font-size-asian="10pt" style:font-style-asian="italic" style:font-weight-asian="normal" style:font-size-complex="10pt" style:font-style-complex="italic" style:font-weight-complex="normal"/>
    </style:style>
    <style:style style:name="T126" style:family="text">
      <style:text-properties style:font-name="Segoe UI" fo:font-size="10pt" fo:font-style="italic" style:text-underline-style="none" fo:font-weight="normal" officeooo:rsid="002d8daf" style:font-size-asian="10pt" style:font-style-asian="italic" style:font-weight-asian="normal" style:font-size-complex="10pt" style:font-style-complex="italic" style:font-weight-complex="normal"/>
    </style:style>
    <style:style style:name="T127" style:family="text">
      <style:text-properties style:font-name="Segoe UI" fo:font-size="10pt" fo:font-style="italic" style:text-underline-style="none" fo:font-weight="normal" officeooo:rsid="002e4947" style:font-size-asian="10pt" style:font-style-asian="italic" style:font-weight-asian="normal" style:font-size-complex="10pt" style:font-style-complex="italic" style:font-weight-complex="normal"/>
    </style:style>
    <style:style style:name="T128" style:family="text">
      <style:text-properties style:font-name="Segoe U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9" style:family="text">
      <style:text-properties style:font-name="Segoe UI" fo:font-size="10pt" fo:font-style="italic" fo:font-weight="normal" officeooo:rsid="00158aca" style:font-size-asian="10pt" style:font-style-asian="italic" style:font-weight-asian="normal" style:font-size-complex="10pt" style:font-style-complex="italic" style:font-weight-complex="normal"/>
    </style:style>
    <style:style style:name="T130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31" style:family="text">
      <style:text-properties style:font-name="Segoe UI" fo:font-size="10pt" style:text-underline-style="none" fo:font-weight="normal" officeooo:rsid="00158aca" style:font-size-asian="10pt" style:font-weight-asian="normal" style:font-size-complex="10pt" style:font-weight-complex="normal"/>
    </style:style>
    <style:style style:name="T132" style:family="text">
      <style:text-properties style:font-name="Segoe UI" fo:font-size="10pt" style:text-underline-style="none" fo:font-weight="normal" officeooo:rsid="0016018e" style:font-size-asian="10pt" style:font-weight-asian="normal" style:font-size-complex="10pt" style:font-weight-complex="normal"/>
    </style:style>
    <style:style style:name="T133" style:family="text">
      <style:text-properties style:font-name="Segoe UI" fo:font-size="10pt" style:text-underline-style="none" fo:font-weight="normal" officeooo:rsid="002bae63" style:font-size-asian="10pt" style:font-weight-asian="normal" style:font-size-complex="10pt" style:font-weight-complex="normal"/>
    </style:style>
    <style:style style:name="T134" style:family="text">
      <style:text-properties style:font-name="Segoe UI" fo:font-size="10pt" style:text-underline-style="none" fo:font-weight="normal" officeooo:rsid="002d8daf" style:font-size-asian="10pt" style:font-weight-asian="normal" style:font-size-complex="10pt" style:font-weight-complex="normal"/>
    </style:style>
    <style:style style:name="T135" style:family="text">
      <style:text-properties style:font-name="Segoe UI" fo:font-size="10pt" style:text-underline-style="none" fo:font-weight="normal" officeooo:rsid="002e4947" style:font-size-asian="10pt" style:font-weight-asian="normal" style:font-size-complex="10pt" style:font-weight-complex="normal"/>
    </style:style>
    <style:style style:name="T136" style:family="text">
      <style:text-properties style:font-name="Segoe UI" fo:font-size="10pt" style:text-underline-style="none" fo:font-weight="normal" officeooo:rsid="002f7df7" style:font-size-asian="10pt" style:font-weight-asian="normal" style:font-size-complex="10pt" style:font-weight-complex="normal"/>
    </style:style>
    <style:style style:name="T137" style:family="text">
      <style:text-properties style:font-name="Segoe UI" fo:font-size="10pt" style:text-underline-style="none" fo:font-weight="normal" officeooo:rsid="00329eb8" style:font-size-asian="10pt" style:font-weight-asian="normal" style:font-size-complex="10pt" style:font-weight-complex="normal"/>
    </style:style>
    <style:style style:name="T138" style:family="text">
      <style:text-properties style:font-name="Segoe UI" fo:font-size="10pt" style:text-underline-style="none" fo:font-weight="normal" officeooo:rsid="00345374" style:font-size-asian="10pt" style:font-weight-asian="normal" style:font-size-complex="10pt" style:font-weight-complex="normal"/>
    </style:style>
    <style:style style:name="T139" style:family="text">
      <style:text-properties style:font-name="Segoe UI" fo:font-size="10pt" style:text-underline-style="none" fo:font-weight="normal" officeooo:rsid="004516ab" style:font-size-asian="10pt" style:font-weight-asian="normal" style:font-size-complex="10pt" style:font-weight-complex="normal"/>
    </style:style>
    <style:style style:name="T140" style:family="text">
      <style:text-properties style:font-name="Segoe UI" fo:font-size="10pt" style:text-underline-style="none" fo:font-weight="normal" officeooo:rsid="0047092b" style:font-size-asian="10pt" style:font-weight-asian="normal" style:font-size-complex="10pt" style:font-weight-complex="normal"/>
    </style:style>
    <style:style style:name="T141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42" style:family="text">
      <style:text-properties style:font-name="Segoe UI" fo:font-size="10pt" style:text-underline-style="none" fo:font-weight="bold" officeooo:rsid="002f7df7" style:font-size-asian="10pt" style:font-weight-asian="bold" style:font-size-complex="10pt" style:font-weight-complex="bold"/>
    </style:style>
    <style:style style:name="T143" style:family="text">
      <style:text-properties style:font-name="Segoe U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44" style:family="text">
      <style:text-properties style:font-name="Segoe UI" fo:font-size="10pt" style:text-underline-style="solid" style:text-underline-width="auto" style:text-underline-color="font-color" fo:font-weight="normal" officeooo:rsid="0016018e" style:font-size-asian="10pt" style:font-weight-asian="normal" style:font-size-complex="10pt" style:font-weight-complex="normal"/>
    </style:style>
    <style:style style:name="T145" style:family="text">
      <style:text-properties style:font-name="Segoe UI" fo:font-size="10pt" style:text-underline-style="solid" style:text-underline-width="auto" style:text-underline-color="font-color" fo:font-weight="normal" officeooo:rsid="002d8daf" style:font-size-asian="10pt" style:font-weight-asian="normal" style:font-size-complex="10pt" style:font-weight-complex="normal"/>
    </style:style>
    <style:style style:name="T146" style:family="text">
      <style:text-properties style:font-name="Segoe UI" fo:font-size="10pt" style:text-underline-style="solid" style:text-underline-width="auto" style:text-underline-color="font-color" fo:font-weight="normal" officeooo:rsid="00329eb8" style:font-size-asian="10pt" style:font-weight-asian="normal" style:font-size-complex="10pt" style:font-weight-complex="normal"/>
    </style:style>
    <style:style style:name="T147" style:family="text">
      <style:text-properties style:font-name="Segoe UI" fo:font-size="10pt" style:text-underline-style="solid" style:text-underline-width="auto" style:text-underline-color="font-color" fo:font-weight="normal" officeooo:rsid="00158aca" style:font-size-asian="10pt" style:font-weight-asian="normal" style:font-size-complex="10pt" style:font-weight-complex="normal"/>
    </style:style>
    <style:style style:name="T148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49" style:family="text">
      <style:text-properties style:font-name="Segoe UI" fo:font-size="10pt" fo:font-weight="normal" officeooo:rsid="002d8daf" style:font-size-asian="10pt" style:font-weight-asian="normal" style:font-size-complex="10pt" style:font-weight-complex="normal"/>
    </style:style>
    <style:style style:name="T150" style:family="text">
      <style:text-properties style:font-name="Segoe UI" fo:font-size="10pt" fo:font-weight="normal" officeooo:rsid="002f7df7" style:font-size-asian="10pt" style:font-weight-asian="normal" style:font-size-complex="10pt" style:font-weight-complex="normal"/>
    </style:style>
    <style:style style:name="T151" style:family="text">
      <style:text-properties style:font-name="Segoe UI" fo:font-size="10pt" fo:font-weight="normal" officeooo:rsid="00158aca" style:font-size-asian="10pt" style:font-weight-asian="normal" style:font-size-complex="10pt" style:font-weight-complex="normal"/>
    </style:style>
    <style:style style:name="T152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153" style:family="text">
      <style:text-properties style:font-name="Segoe UI" fo:font-size="10pt" fo:font-weight="bold" officeooo:rsid="00158aca" style:font-size-asian="10pt" style:font-weight-asian="bold" style:font-size-complex="10pt" style:font-weight-complex="bold"/>
    </style:style>
    <style:style style:name="T154" style:family="text">
      <style:text-properties officeooo:rsid="002d8d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44">Pre-condizioni </text:span><text:span text:style-name="T45">generali </text:span><text:span text:style-name="T44">: </text:span><text:span text:style-name="T50">L’attore è identificato con un’istanza </text:span><text:span text:style-name="T56">ch</text:span><text:span text:style-name="T52"> di Chef</text:span><text:span text:style-name="T49"> ed esiste almeno un’</text:span><text:span text:style-name="T55">istanza di</text:span><text:span text:style-name="T49"> </text:span><text:span text:style-name="T55">E</text:span><text:span text:style-name="T49">vento </text:span><text:span text:style-name="T58">e</text:span><text:span text:style-name="T54"> tale che </text:span><text:span text:style-name="T58">e</text:span><text:span text:style-name="T54"> </text:span><text:span text:style-name="T47">è</text:span><text:span text:style-name="T54"> </text:span><text:span text:style-name="T46">assegnato a</text:span><text:span text:style-name="T53"> </text:span><text:span text:style-name="T57">ch</text:span><text:span text:style-name="T54"> </text:span><text:span text:style-name="T51">in</text:span><text:span text:style-name="T49"> corso affidatogli.</text:span></text:p>
      <text:p text:style-name="P30"/>
      <text:p text:style-name="P2"/>
      <text:p text:style-name="P1"/>
      <text:p text:style-name="P1"><text:span text:style-name="T59">1</text:span>. <text:span text:style-name="T59">apriFoglioRiepilogativo</text:span>(<text:span text:style-name="T5">evento</text:span><text:span text:style-name="T26"> : Evento, </text:span><text:span text:style-name="T5">servizio</text:span><text:span text:style-name="T26"> : Servizio</text:span><text:span text:style-name="T21">)</text:span></text:p>
      <text:p text:style-name="P10"/>
      <text:p text:style-name="P16">Pre-condizioni :</text:p>
      <text:list xml:id="list2426652531" text:style-name="L1">
        <text:list-item>
          <text:p text:style-name="P36">evento<text:span text:style-name="T21"> </text:span><text:span text:style-name="T25">è assegnato a </text:span><text:span text:style-name="T40">ch</text:span></text:p>
        </text:list-item>
        <text:list-item>
          <text:p text:style-name="P37">evento<text:span text:style-name="T21"> </text:span><text:span text:style-name="T25">prevede</text:span><text:span text:style-name="T21"> </text:span>servizio</text:p>
        </text:list-item>
      </text:list>
      <text:p text:style-name="P23"/>
      <text:p text:style-name="P16">Post-condizioni : </text:p>
      <text:list xml:id="list3912095823" text:style-name="L2">
        <text:list-item>
          <text:p text:style-name="P60"><text:span text:style-name="T76">Se esiste in memoria un FoglioRiepilogativo tale che </text:span><text:span text:style-name="T79">si riferisca a </text:span><text:span text:style-name="T80">servizio</text:span><text:span text:style-name="T76"> e </text:span>ch<text:span text:style-name="T76"> lo </text:span><text:span text:style-name="T79">gestisce</text:span><text:span text:style-name="T76">, è stata creata una istanza </text:span>foglio<text:span text:style-name="T76"> avente le informazioni memorizzate</text:span></text:p>
        </text:list-item>
        <text:list-item>
          <text:p text:style-name="P41">Altrimenti</text:p>
          <text:list>
            <text:list-item>
              <text:p text:style-name="P42">è stata creata una nuova istanza <text:span text:style-name="T41">foglio</text:span> di FoglioRiepilogativo</text:p>
            </text:list-item>
            <text:list-item>
              <text:p text:style-name="P61">foglio<text:span text:style-name="T76"> </text:span><text:span text:style-name="T79">si riferisce a </text:span><text:span text:style-name="T80">servizio</text:span></text:p>
            </text:list-item>
            <text:list-item>
              <text:p text:style-name="P61">ch <text:span text:style-name="T79">gestisce</text:span><text:span text:style-name="T76"> </text:span>foglio</text:p>
            </text:list-item>
            <text:list-item>
              <text:p text:style-name="P43">dato il Menù <text:span text:style-name="T41">m</text:span> <text:span text:style-name="T61">in uso in</text:span> <text:span text:style-name="T1">servizio</text:span>, per ogni Mansione di Cucina <text:span text:style-name="T41">man</text:span> che <text:span text:style-name="T61">/serve per </text:span><text:span text:style-name="T41">m</text:span></text:p>
              <text:p text:style-name="P43">è stata creata un’istanza <text:span text:style-name="T41">compito</text:span> di Compito, <text:span text:style-name="T41">compito</text:span> <text:span text:style-name="T61">realizza</text:span> <text:span text:style-name="T41">man</text:span> e <text:span text:style-name="T42">foglio</text:span><text:span text:style-name="T100"> </text:span><text:span text:style-name="T63">elenca</text:span><text:span text:style-name="T100"> </text:span><text:span text:style-name="T42">compito</text:span></text:p>
            </text:list-item>
          </text:list>
        </text:list-item>
      </text:list>
      <text:p text:style-name="P31"/>
      <text:p text:style-name="P4"/>
      <text:p text:style-name="P4"/>
      <text:p text:style-name="P4"><text:span text:style-name="T60">1a</text:span>.<text:span text:style-name="T60">1</text:span> <text:span text:style-name="T60">ripristinaFoglio</text:span>(<text:span text:style-name="T2">foglio</text:span><text:span text:style-name="T22"> : </text:span><text:span text:style-name="T23">FoglioRiepilogativo</text:span><text:span text:style-name="T21">)</text:span></text:p>
      <text:p text:style-name="P11"/>
      <text:p text:style-name="P17">Pre-condizioni :</text:p>
      <text:list xml:id="list164807741563094" text:continue-list="list2426652531" text:style-name="L1">
        <text:list-item>
          <text:p text:style-name="P44">sono stat<text:span text:style-name="T101">e</text:span> <text:span text:style-name="T101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925435504" text:style-name="L3">
        <text:list-item>
          <text:p text:style-name="P53">dato il Menù <text:span text:style-name="T41">m</text:span> <text:span text:style-name="T61">in uso nel</text:span> Servizio a cui <text:span text:style-name="T61">si riferisce </text:span><text:span text:style-name="T1">foglio</text:span> </text:p>
          <text:list>
            <text:list-item>
              <text:p text:style-name="P73"><text:span text:style-name="T103">per ogni Mansione di Cucina </text:span><text:span text:style-name="T124">man</text:span><text:span text:style-name="T103"> tale che </text:span><text:span text:style-name="T124">man</text:span><text:span text:style-name="T103"> </text:span><text:span text:style-name="T116">non</text:span><text:span text:style-name="T103"> </text:span><text:span text:style-name="T116">/serve per</text:span><text:span text:style-name="T103"> </text:span><text:span text:style-name="T124">m</text:span><text:span text:style-name="T103"> e per ogni Compito </text:span><text:span text:style-name="T124">compito</text:span><text:span text:style-name="T103"> tale che </text:span><text:span text:style-name="T124">compito</text:span><text:span text:style-name="T103"> </text:span><text:span text:style-name="T116">realizza</text:span><text:span text:style-name="T103"> </text:span><text:span text:style-name="T124">man</text:span><text:span text:style-name="T103">, </text:span><text:span text:style-name="T124">compito</text:span><text:span text:style-name="T103"> è eliminato</text:span></text:p>
            </text:list-item>
            <text:list-item>
              <text:p text:style-name="P72"><text:span text:style-name="T103">per ogni Mansione di Cucina </text:span><text:span text:style-name="T124">man</text:span><text:span text:style-name="T103"> tale che </text:span><text:span text:style-name="T124">man</text:span><text:span text:style-name="T103"> </text:span><text:span text:style-name="T116">serve per</text:span><text:span text:style-name="T103"> </text:span><text:span text:style-name="T124">m</text:span><text:span text:style-name="T103"> e per ogni Compito </text:span><text:span text:style-name="T124">compito </text:span><text:span text:style-name="T103">tale che </text:span><text:span text:style-name="T124">compito</text:span><text:span text:style-name="T103"> </text:span><text:span text:style-name="T116">realizza</text:span><text:span text:style-name="T103"> </text:span><text:span text:style-name="T124">man</text:span></text:p>
              <text:list>
                <text:list-item>
                  <text:p text:style-name="P74"><text:span text:style-name="T130">compito</text:span><text:span text:style-name="T102">.stima tempo = 0</text:span></text:p>
                </text:list-item>
                <text:list-item>
                  <text:p text:style-name="P74"><text:span text:style-name="T130">compito</text:span><text:span text:style-name="T102">.da preparare = sì</text:span></text:p>
                </text:list-item>
                <text:list-item>
                  <text:p text:style-name="P74"><text:span text:style-name="T130">compito</text:span><text:span text:style-name="T102">.quantità = “”</text:span></text:p>
                </text:list-item>
                <text:list-item>
                  <text:p text:style-name="P74"><text:span text:style-name="T102">[se un Cuoco </text:span><text:span text:style-name="T130">c</text:span><text:span text:style-name="T102"> </text:span><text:span text:style-name="T115">lavora a </text:span><text:span text:style-name="T130">compito</text:span><text:span text:style-name="T102">] <text:s/>l’associazione </text:span><text:span text:style-name="T115">lavora a </text:span><text:span text:style-name="T102">tra </text:span><text:span text:style-name="T130">c</text:span><text:span text:style-name="T102"> e </text:span><text:span text:style-name="T130">compito</text:span><text:span text:style-name="T102"> è eliminata</text:span></text:p>
                </text:list-item>
                <text:list-item>
                  <text:p text:style-name="P74"><text:span text:style-name="T102">[se </text:span><text:span text:style-name="T130">compito</text:span><text:span text:style-name="T102"> </text:span><text:span text:style-name="T115">è svolto in </text:span><text:span text:style-name="T102">un TurnoDiCucina </text:span><text:span text:style-name="T130">t</text:span><text:span text:style-name="T102">] <text:s/>l’associazione </text:span><text:span text:style-name="T115">è svolto in </text:span><text:span text:style-name="T102">tra </text:span><text:span text:style-name="T130">compio </text:span><text:span text:style-name="T102">e </text:span><text:span text:style-name="T130">t</text:span><text:span text:style-name="T102"> è eliminata</text:span></text:p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3"/>
      <text:p text:style-name="P3"/>
      <text:p text:style-name="P3"/>
      <text:p text:style-name="P3"/>
      <text:p text:style-name="P3"><text:soft-page-break/><text:span text:style-name="T66">2</text:span>. <text:span text:style-name="T60">aggiungiCompito</text:span>(<text:span text:style-name="T8">foglio</text:span><text:span text:style-name="T27"> : FoglioRiepilogativo, </text:span><text:span text:style-name="T14">mansione</text:span><text:span text:style-name="T27"> : </text:span><text:span text:style-name="T34">MansioneDiCucina</text:span><text:span text:style-name="T21">)</text:span></text:p>
      <text:p text:style-name="P11"/>
      <text:p text:style-name="P17">Pre-condizioni :</text:p>
      <text:list xml:id="list164808721761936" text:continue-list="list164807741563094" text:style-name="L1">
        <text:list-item>
          <text:p text:style-name="P45">sono state <text:span text:style-name="T101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437401827" text:style-name="L4">
        <text:list-item>
          <text:p text:style-name="P52">è stata creata una nuova istanza <text:span text:style-name="T41">compito</text:span> di Compito</text:p>
        </text:list-item>
        <text:list-item>
          <text:p text:style-name="P62">compito<text:span text:style-name="T76"> </text:span><text:span text:style-name="T79">realizza</text:span><text:span text:style-name="T76"> </text:span><text:span text:style-name="T81">mansione</text:span></text:p>
        </text:list-item>
        <text:list-item>
          <text:p text:style-name="P65"><text:span text:style-name="T76">foglio</text:span><text:span text:style-name="T87"> </text:span><text:span text:style-name="T88">elenca</text:span><text:span text:style-name="T87"> </text:span><text:span text:style-name="T21">compito</text:span></text:p>
        </text:list-item>
      </text:list>
      <text:p text:style-name="P31"/>
      <text:p text:style-name="P31"/>
      <text:p text:style-name="P31"/>
      <text:p text:style-name="P3"><text:span text:style-name="T66">2a</text:span>.<text:span text:style-name="T66">1</text:span> <text:span text:style-name="T99">eliminaCompito</text:span>(<text:span text:style-name="T12">foglio</text:span><text:span text:style-name="T32"> : FoglioRiepilogativo, </text:span><text:span text:style-name="T12">compito</text:span><text:span text:style-name="T32"> : Compito</text:span><text:span text:style-name="T21">)</text:span></text:p>
      <text:p text:style-name="P11"/>
      <text:p text:style-name="P17">Pre-condizioni :</text:p>
      <text:list xml:id="list164808623340773" text:continue-list="list164808721761936" text:style-name="L1">
        <text:list-item>
          <text:p text:style-name="P46">sono state <text:span text:style-name="T101">aperte</text:span> una o più istanze di FoglioRiepilogativo comprendenti <text:span text:style-name="T1">foglio</text:span> </text:p>
        </text:list-item>
        <text:list-item>
          <text:p text:style-name="P66"><text:span text:style-name="T76">foglio</text:span><text:span text:style-name="T87"> </text:span><text:span text:style-name="T88">elenca</text:span><text:span text:style-name="T87"> </text:span><text:span text:style-name="T76">compito</text:span></text:p>
        </text:list-item>
      </text:list>
      <text:p text:style-name="P24"/>
      <text:p text:style-name="P17">Post-condizioni : </text:p>
      <text:list xml:id="list619315445" text:style-name="L5">
        <text:list-item>
          <text:p text:style-name="P54">la relazione <text:span text:style-name="T61">elenca</text:span> tra <text:span text:style-name="T1">foglio</text:span> e <text:span text:style-name="T1">compito</text:span> è eliminata</text:p>
        </text:list-item>
        <text:list-item>
          <text:p text:style-name="P54">[se <text:span text:style-name="T1">compito</text:span> <text:span text:style-name="T61">è svolto in </text:span>un TurnoDiCucina <text:span text:style-name="T41">turno</text:span>] la relazione <text:span text:style-name="T61">è svolto in</text:span> tra <text:span text:style-name="T1">compito</text:span> e <text:span text:style-name="T41">turno</text:span> è eliminata</text:p>
        </text:list-item>
        <text:list-item>
          <text:p text:style-name="P38">compito<text:span text:style-name="T21"> è eliminato</text:span></text:p>
        </text:list-item>
      </text:list>
      <text:p text:style-name="P31"/>
      <text:p text:style-name="P3"/>
      <text:p text:style-name="P3"><text:span text:style-name="T66">3</text:span>. <text:span text:style-name="T66">ordinaCompiti</text:span>(<text:span text:style-name="T9">foglio</text:span><text:span text:style-name="T28"> : FoglioRiepilogativo, </text:span><text:span text:style-name="T29">ordinamento</text:span><text:span text:style-name="T21">)</text:span></text:p>
      <text:p text:style-name="P11"/>
      <text:p text:style-name="P17">Pre-condizioni :</text:p>
      <text:list xml:id="list164809424409956" text:continue-list="list164808623340773" text:style-name="L1">
        <text:list-item>
          <text:p text:style-name="P47">sono state <text:span text:style-name="T101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2145042590" text:style-name="L6">
        <text:list-item>
          <text:p text:style-name="P55">l’associazione <text:span text:style-name="T62">elenca</text:span><text:span text:style-name="T67"> fra </text:span><text:span text:style-name="T4">foglio</text:span><text:span text:style-name="T67"> ed i Compiti è modificata in accordo a </text:span><text:span text:style-name="T4">ordinamento</text:span></text:p>
        </text:list-item>
      </text:list>
      <text:p text:style-name="P31"/>
      <text:p text:style-name="P31"/>
      <text:p text:style-name="P6"><text:span text:style-name="T97">4</text:span>. <text:span text:style-name="T97">consultaTabelloneTurni</text:span>(<text:span text:style-name="T21">)</text:span></text:p>
      <text:p text:style-name="P13"/>
      <text:p text:style-name="P19">Pre-condizioni : <text:span text:style-name="T69">assenti, potrebbe essere eseguita in qualsiasi momento / UC</text:span></text:p>
      <text:p text:style-name="P19">Post-condizioni : <text:span text:style-name="T69">assenti, è un’interrogazione al sistema</text:span></text:p>
      <text:p text:style-name="P31"/>
      <text:p text:style-name="P3"/>
      <text:p text:style-name="P3"/>
      <text:p text:style-name="P3"/>
      <text:p text:style-name="P3"/>
      <text:p text:style-name="P3"/>
      <text:p text:style-name="P3"><text:soft-page-break/><text:span text:style-name="T97">5</text:span>. <text:span text:style-name="T66">assegnaCompito</text:span>(<text:span text:style-name="T11">foglio</text:span><text:span text:style-name="T31"> : FoglioRiepilogativo, </text:span><text:span text:style-name="T10">compito</text:span><text:span text:style-name="T30"> : Compito, </text:span><text:span text:style-name="T10">turno</text:span><text:span text:style-name="T30"> : TurnoDiCucina, </text:span><text:span text:style-name="T10">cuoco?</text:span><text:span text:style-name="T30"> : Cuoco, </text:span><text:span text:style-name="T15">stimaT</text:span><text:span text:style-name="T10">empo?</text:span><text:span text:style-name="T30"> : minuti, </text:span><text:span text:style-name="T10">quantità?</text:span><text:span text:style-name="T30"> : </text:span><text:span text:style-name="T35">testo</text:span><text:span text:style-name="T21">)</text:span></text:p>
      <text:p text:style-name="P11"/>
      <text:p text:style-name="P17">Pre-condizioni :</text:p>
      <text:list xml:id="list164808591121734" text:continue-list="list164809424409956" text:style-name="L1">
        <text:list-item>
          <text:p text:style-name="P48">sono state <text:span text:style-name="T101">aperte</text:span> una o più istanze di FoglioRiepilogativo comprendenti <text:span text:style-name="T1">foglio</text:span> </text:p>
        </text:list-item>
        <text:list-item>
          <text:p text:style-name="P67"><text:span text:style-name="T76">foglio</text:span><text:span text:style-name="T87"> </text:span><text:span text:style-name="T88">elenca</text:span><text:span text:style-name="T87"> </text:span><text:span text:style-name="T76">compito</text:span></text:p>
        </text:list-item>
      </text:list>
      <text:p text:style-name="P24"/>
      <text:p text:style-name="P71">Post-condizioni : <text:span text:style-name="T70">se </text:span><text:span text:style-name="T6">turno</text:span><text:span text:style-name="T71">.</text:span><text:span text:style-name="T72">stato temporale != passato, </text:span><text:span text:style-name="T73"><text:s/></text:span><text:span text:style-name="T7">turno</text:span><text:span text:style-name="T73">.completo <text:s/>= no</text:span></text:p>
      <text:p text:style-name="P71"><text:span text:style-name="T75">e </text:span><text:span text:style-name="T70"><text:s/></text:span><text:span text:style-name="T73">[ </text:span><text:span text:style-name="T6">cuoco</text:span><text:span text:style-name="T71"> non è specificato oppure </text:span><text:span text:style-name="T6">cuoco</text:span><text:span text:style-name="T71"> </text:span><text:span text:style-name="T98">è disponibile in</text:span><text:span text:style-name="T71"> </text:span><text:span text:style-name="T6">turno</text:span><text:span text:style-name="T71"> </text:span><text:span text:style-name="T73">] </text:span></text:p>
      <text:list xml:id="list2083804007" text:style-name="L7">
        <text:list-item>
          <text:p text:style-name="P63"><text:span text:style-name="T68">ch</text:span><text:span text:style-name="T90"> </text:span><text:span text:style-name="T76">attribuisce</text:span><text:span text:style-name="T90"> </text:span><text:span text:style-name="T82">compito</text:span></text:p>
        </text:list-item>
        <text:list-item>
          <text:p text:style-name="P68"><text:span text:style-name="T90">compito</text:span><text:span text:style-name="T89"> </text:span><text:span text:style-name="T87">è svolto in</text:span><text:span text:style-name="T89"> </text:span><text:span text:style-name="T90">turno</text:span></text:p>
        </text:list-item>
        <text:list-item>
          <text:p text:style-name="P64"><text:span text:style-name="T90">[se è specificato un </text:span><text:span text:style-name="T82">cuoco</text:span><text:span text:style-name="T90">] <text:s/></text:span><text:span text:style-name="T82">cuoco</text:span><text:span text:style-name="T90"> </text:span><text:span text:style-name="T76">lavora a </text:span><text:span text:style-name="T82">compito</text:span></text:p>
        </text:list-item>
        <text:list-item>
          <text:p text:style-name="P64"><text:span text:style-name="T90">[se è specificato un </text:span><text:span text:style-name="T82">tempo</text:span><text:span text:style-name="T90">] <text:s/></text:span><text:span text:style-name="T82">compito</text:span><text:span text:style-name="T90">.</text:span><text:span text:style-name="T92">stima tempo</text:span><text:span text:style-name="T90"> = </text:span><text:span text:style-name="T83">stimaT</text:span><text:span text:style-name="T82">empo</text:span></text:p>
        </text:list-item>
        <text:list-item>
          <text:p text:style-name="P64"><text:span text:style-name="T90">[se è specificata una </text:span><text:span text:style-name="T82">quantità</text:span><text:span text:style-name="T90">] <text:s/></text:span><text:span text:style-name="T82">compito</text:span><text:span text:style-name="T90">.</text:span><text:span text:style-name="T91">quantità =</text:span><text:span text:style-name="T76"> </text:span><text:span text:style-name="T82">quantità</text:span></text:p>
        </text:list-item>
      </text:list>
      <text:p text:style-name="P33"/>
      <text:p text:style-name="P31"/>
      <text:p text:style-name="P31"/>
      <text:p text:style-name="P7"><text:span text:style-name="T97">5a</text:span>.<text:span text:style-name="T66">1</text:span> <text:span text:style-name="T66">modificaCuoco</text:span>(<text:span text:style-name="T11">foglio</text:span><text:span text:style-name="T31"> : FoglioRiepilogativo, </text:span><text:span text:style-name="T10">compito</text:span><text:span text:style-name="T30"> : Compito, </text:span><text:span text:style-name="T10">cuoco?</text:span><text:span text:style-name="T30"> : Cuoco</text:span><text:span text:style-name="T21">)</text:span></text:p>
      <text:p text:style-name="P11"/>
      <text:p text:style-name="P17">Pre-condizioni :</text:p>
      <text:list xml:id="list164807851559082" text:continue-list="list164808591121734" text:style-name="L1">
        <text:list-item>
          <text:p text:style-name="P49">sono state <text:span text:style-name="T101">aperte</text:span> una o più istanze di FoglioRiepilogativo comprendenti <text:span text:style-name="T1">foglio</text:span> </text:p>
        </text:list-item>
        <text:list-item>
          <text:p text:style-name="P34"><text:span text:style-name="T121">foglio</text:span><text:span text:style-name="T105"> </text:span><text:span text:style-name="T118">elenca</text:span><text:span text:style-name="T105"> </text:span><text:span text:style-name="T121">compito</text:span></text:p>
        </text:list-item>
      </text:list>
      <text:p text:style-name="P27"/>
      <text:p text:style-name="P20">Post-condizioni :</text:p>
      <text:list xml:id="list1693889267" text:style-name="L8">
        <text:list-item>
          <text:p text:style-name="P79"><text:span text:style-name="T130">se </text:span><text:span text:style-name="T148">cuoco</text:span><text:span text:style-name="T130"> non è specificato</text:span></text:p>
          <text:list>
            <text:list-item>
              <text:p text:style-name="P77"><text:span text:style-name="T151">[se un cuoco </text:span><text:span text:style-name="T129">cuoco</text:span><text:span text:style-name="T151"> </text:span><text:span text:style-name="T153">lavora a </text:span><text:span text:style-name="T147">compito</text:span><text:span text:style-name="T151">] <text:s/>la relazione </text:span><text:span text:style-name="T153">lavora a </text:span><text:span text:style-name="T151">tra </text:span><text:span text:style-name="T129">cuoco</text:span><text:span text:style-name="T151"> e </text:span><text:span text:style-name="T147">compito</text:span><text:span text:style-name="T151"> è eliminata</text:span></text:p>
            </text:list-item>
          </text:list>
        </text:list-item>
        <text:list-item>
          <text:p text:style-name="P75"><text:span text:style-name="T131">se </text:span><text:span text:style-name="T144">cuoco</text:span><text:span text:style-name="T132"> è specificato </text:span><text:span text:style-name="T139">e</text:span><text:span text:style-name="T136"> </text:span><text:span text:style-name="T139">[ non </text:span><text:span text:style-name="T133">esiste un TurnoDiCucina </text:span><text:span text:style-name="T125">turno</text:span><text:span text:style-name="T104"> tale che </text:span><text:span text:style-name="T120">compito</text:span><text:span text:style-name="T104"> </text:span><text:span text:style-name="T117">è svolto in</text:span><text:span text:style-name="T104"> </text:span><text:span text:style-name="T125">turno</text:span><text:span text:style-name="T104"> </text:span><text:span text:style-name="T113">oppure</text:span><text:span text:style-name="T104"> </text:span><text:span text:style-name="T120">cuoco</text:span><text:span text:style-name="T104"> </text:span><text:span text:style-name="T117">è disponibile in</text:span><text:span text:style-name="T104"> </text:span><text:span text:style-name="T125">turno </text:span><text:span text:style-name="T110">]</text:span></text:p>
          <text:list>
            <text:list-item>
              <text:p text:style-name="P76"><text:span text:style-name="T148">[se un cuoco </text:span><text:span text:style-name="T128">cuoco</text:span><text:span text:style-name="T148"> </text:span><text:span text:style-name="T152">lavora a </text:span><text:span text:style-name="T143">compito</text:span><text:span text:style-name="T148">] <text:s/>la relazione </text:span><text:span text:style-name="T152">lavora a </text:span><text:span text:style-name="T148">tra </text:span><text:span text:style-name="T128">cuoco</text:span><text:span text:style-name="T148"> e </text:span><text:span text:style-name="T143">compito</text:span><text:span text:style-name="T148"> è eliminata</text:span></text:p>
            </text:list-item>
            <text:list-item>
              <text:p text:style-name="P78"><text:span text:style-name="T148">cuoco</text:span><text:span text:style-name="T130"> </text:span><text:span text:style-name="T141">lavora a </text:span><text:span text:style-name="T148">compito</text:span></text:p>
            </text:list-item>
          </text:list>
        </text:list-item>
      </text:list>
      <text:p text:style-name="P25"/>
      <text:p text:style-name="P25"/>
      <text:p text:style-name="P8"><text:span text:style-name="T97">5b</text:span>.<text:span text:style-name="T66">1</text:span> <text:span text:style-name="T66">modificaTurnoDiCucina</text:span>(<text:span text:style-name="T11">foglio</text:span><text:span text:style-name="T31"> : FoglioRiepilogativo, </text:span><text:span text:style-name="T10">compito</text:span><text:span text:style-name="T30"> : Compito, </text:span><text:span text:style-name="T16">turno</text:span><text:span text:style-name="T10">?</text:span><text:span text:style-name="T30"> : </text:span><text:span text:style-name="T36">TurnoDiCucina</text:span><text:span text:style-name="T21">)</text:span></text:p>
      <text:p text:style-name="P14"/>
      <text:p text:style-name="P20">Pre-condizioni :</text:p>
      <text:list xml:id="list164808957974416" text:continue-list="list164807851559082" text:style-name="L1">
        <text:list-item>
          <text:p text:style-name="P50">sono state <text:span text:style-name="T101">aperte</text:span> una o più istanze di FoglioRiepilogativo comprendenti <text:span text:style-name="T1">foglio</text:span> </text:p>
        </text:list-item>
        <text:list-item>
          <text:p text:style-name="P34"><text:span text:style-name="T121">foglio</text:span><text:span text:style-name="T105"> </text:span><text:span text:style-name="T118">elenca</text:span><text:span text:style-name="T105"> </text:span><text:span text:style-name="T121">compito</text:span></text:p>
        </text:list-item>
      </text:list>
      <text:p text:style-name="P27"/>
      <text:p text:style-name="P20">Post-condizioni :</text:p>
      <text:list xml:id="list2410465020" text:style-name="L9">
        <text:list-item>
          <text:p text:style-name="P80"><text:span text:style-name="T130">se </text:span><text:span text:style-name="T149">turno</text:span><text:span text:style-name="T130"> non è specificato</text:span></text:p>
          <text:list>
            <text:list-item>
              <text:p text:style-name="P56"><text:span text:style-name="T131">[se </text:span><text:span text:style-name="T20">compito</text:span><text:span text:style-name="T131"> </text:span><text:span text:style-name="T64">è svolto in</text:span><text:span text:style-name="T154"> un TurnoDiCucina </text:span><text:span text:style-name="T43">turno</text:span><text:span text:style-name="T131">] <text:s/>la relazione </text:span><text:span text:style-name="T64">è svolto in</text:span><text:span text:style-name="T65"> </text:span><text:span text:style-name="T131">tra </text:span><text:span text:style-name="T17">compito</text:span><text:span text:style-name="T131"> e </text:span><text:span text:style-name="T43">turno </text:span><text:span text:style-name="T131">è eliminata</text:span></text:p>
            </text:list-item>
          </text:list>
        </text:list-item>
        <text:list-item>
          <text:p text:style-name="P82"><text:span text:style-name="T131">se </text:span><text:span text:style-name="T145">turno</text:span><text:span text:style-name="T132"> è specificato</text:span><text:span text:style-name="T135">, </text:span><text:span text:style-name="T132"><text:s/></text:span><text:span text:style-name="T145">turno</text:span><text:span text:style-name="T134">.stato temporale != passato</text:span><text:span text:style-name="T132">,</text:span><text:span text:style-name="T135"> <text:s/></text:span><text:span text:style-name="T146">turno</text:span><text:span text:style-name="T137">.completo = no<text:line-break/></text:span><text:span text:style-name="T140">e</text:span><text:span text:style-name="T134"> </text:span><text:span text:style-name="T135">[</text:span><text:span text:style-name="T137"> </text:span><text:span text:style-name="T140">non</text:span><text:span text:style-name="T135"> </text:span><text:span text:style-name="T133">esiste un </text:span><text:span text:style-name="T106">Cuoco </text:span><text:span text:style-name="T126">cuoco</text:span><text:span text:style-name="T106"> tale che </text:span><text:span text:style-name="T126">cuoco </text:span><text:span text:style-name="T119">lavora a </text:span><text:span text:style-name="T122">compito</text:span><text:span text:style-name="T107"> </text:span><text:span text:style-name="T114">oppure</text:span><text:span text:style-name="T107"> </text:span><text:span text:style-name="T127">cuoco </text:span><text:span text:style-name="T119">è disponibile in </text:span><text:span text:style-name="T122">turno</text:span><text:span text:style-name="T107">]</text:span></text:p>
          <text:list>
            <text:list-item>
              <text:p text:style-name="P57"><text:soft-page-break/><text:span text:style-name="T148">[se </text:span><text:span text:style-name="T1">compito</text:span><text:span text:style-name="T148"> </text:span><text:span text:style-name="T64">è svolto in</text:span><text:span text:style-name="T154"> un TurnoDiCucina </text:span><text:span text:style-name="T43">turno</text:span><text:span text:style-name="T148">] <text:s/>la relazione </text:span><text:span text:style-name="T64">è svolto in</text:span><text:span text:style-name="T61"> </text:span><text:span text:style-name="T148">tra </text:span><text:span text:style-name="T17">compito</text:span><text:span text:style-name="T148"> e </text:span><text:span text:style-name="T43">turno </text:span><text:span text:style-name="T148">è eliminata</text:span></text:p>
            </text:list-item>
            <text:list-item>
              <text:p text:style-name="P81"><text:span text:style-name="T148">compito</text:span><text:span text:style-name="T130"> </text:span><text:span text:style-name="T142">è svolto in</text:span><text:span text:style-name="T136"> </text:span><text:span text:style-name="T150">turno</text:span></text:p>
            </text:list-item>
          </text:list>
        </text:list-item>
      </text:list>
      <text:p text:style-name="P26"/>
      <text:p text:style-name="P26"/>
      <text:p text:style-name="P26"/>
      <text:p text:style-name="P9"><text:span text:style-name="T97">5c</text:span>.<text:span text:style-name="T66">1</text:span> <text:span text:style-name="T66">modificaStimaTempo</text:span>(<text:span text:style-name="T11">foglio</text:span><text:span text:style-name="T31"> : FoglioRiepilogativo, </text:span><text:span text:style-name="T10">compito</text:span><text:span text:style-name="T30"> : Compito, </text:span><text:span text:style-name="T18">stimaTempo</text:span><text:span text:style-name="T37"> : minuti</text:span><text:span text:style-name="T21">)</text:span></text:p>
      <text:p text:style-name="P15"/>
      <text:p text:style-name="P21">Pre-condizioni :</text:p>
      <text:list xml:id="list164809058650301" text:continue-list="list164808957974416" text:style-name="L1">
        <text:list-item>
          <text:p text:style-name="P51">sono state <text:span text:style-name="T101">aperte</text:span> una o più istanze di FoglioRiepilogativo comprendenti <text:span text:style-name="T1">foglio</text:span> </text:p>
        </text:list-item>
        <text:list-item>
          <text:p text:style-name="P35"><text:span text:style-name="T121">foglio</text:span><text:span text:style-name="T105"> </text:span><text:span text:style-name="T118">elenca</text:span><text:span text:style-name="T105"> </text:span><text:span text:style-name="T121">compito</text:span></text:p>
        </text:list-item>
      </text:list>
      <text:p text:style-name="P28"/>
      <text:p text:style-name="P21">Post-condizioni :</text:p>
      <text:list xml:id="list2959733515" text:style-name="L10">
        <text:list-item>
          <text:p text:style-name="P58"><text:span text:style-name="T1">compito</text:span>.stima tempo = <text:span text:style-name="T1">stimaTempo</text:span></text:p>
        </text:list-item>
      </text:list>
      <text:p text:style-name="P29"/>
      <text:p text:style-name="P29"/>
      <text:p text:style-name="P29"/>
      <text:p text:style-name="P9"><text:span text:style-name="T97">5d</text:span>.<text:span text:style-name="T66">1</text:span> <text:span text:style-name="T66">modificaQuantità</text:span>(<text:span text:style-name="T11">foglio</text:span><text:span text:style-name="T31"> : FoglioRiepilogativo, </text:span><text:span text:style-name="T10">compito</text:span><text:span text:style-name="T30"> : Compito, </text:span><text:span text:style-name="T19">quantità</text:span><text:span text:style-name="T38"> : testo</text:span><text:span text:style-name="T21">)</text:span></text:p>
      <text:p text:style-name="P15"/>
      <text:p text:style-name="P21">Pre-condizioni :</text:p>
      <text:list xml:id="list3486937905" text:style-name="L11">
        <text:list-item>
          <text:p text:style-name="P83"><text:span text:style-name="T108">sono state </text:span><text:span text:style-name="T109">aperte</text:span><text:span text:style-name="T108"> una o più istanze di FoglioRiepilogativo comprendenti </text:span><text:span text:style-name="T123">foglio</text:span><text:span text:style-name="T108"> </text:span></text:p>
        </text:list-item>
      </text:list>
      <text:list xml:id="list164808738989035" text:continue-list="list164809058650301" text:style-name="L1">
        <text:list-item>
          <text:p text:style-name="P35"><text:span text:style-name="T121">foglio</text:span><text:span text:style-name="T105"> </text:span><text:span text:style-name="T118">elenca</text:span><text:span text:style-name="T105"> </text:span><text:span text:style-name="T121">compito</text:span></text:p>
        </text:list-item>
      </text:list>
      <text:p text:style-name="P28"/>
      <text:p text:style-name="P21">Post-condizioni :</text:p>
      <text:list xml:id="list2106285279" text:style-name="L12">
        <text:list-item>
          <text:p text:style-name="P59"><text:span text:style-name="T1">compito</text:span>.quantità = <text:span text:style-name="T1">quantità</text:span></text:p>
        </text:list-item>
      </text:list>
      <text:p text:style-name="P32"/>
      <text:p text:style-name="P32"/>
      <text:p text:style-name="P32"/>
      <text:p text:style-name="P5"><text:span text:style-name="T97">5e</text:span>.<text:span text:style-name="T66">1</text:span> <text:span text:style-name="T66">segnaCompitoPreparato</text:span>(<text:span text:style-name="T13">foglio</text:span><text:span text:style-name="T33"> : FoglioRiepilogativo,</text:span><text:span text:style-name="T21"> </text:span><text:span text:style-name="T3">compito</text:span><text:span text:style-name="T24"> : Compito</text:span><text:span text:style-name="T21">)</text:span></text:p>
      <text:p text:style-name="P12"/>
      <text:p text:style-name="P18">Pre-condizioni : </text:p>
      <text:list xml:id="list164809696121946" text:continue-list="list3486937905" text:style-name="L11">
        <text:list-item>
          <text:p text:style-name="P84"><text:span text:style-name="T108">sono state </text:span><text:span text:style-name="T109">aperte</text:span><text:span text:style-name="T108"> una o più istanze di FoglioRiepilogativo comprendenti </text:span><text:span text:style-name="T123">foglio</text:span><text:span text:style-name="T108"> </text:span></text:p>
        </text:list-item>
      </text:list>
      <text:list xml:id="list2091456376" text:style-name="L15">
        <text:list-item>
          <text:p text:style-name="P70"><text:span text:style-name="T86">foglio</text:span><text:span text:style-name="T95"> </text:span><text:span text:style-name="T78">elenca</text:span><text:span text:style-name="T95"> </text:span><text:span text:style-name="T86">compito</text:span></text:p>
        </text:list-item>
      </text:list>
      <text:p text:style-name="P22">Post-condizioni : <text:span text:style-name="T93"><text:s/></text:span><text:span text:style-name="T96">se </text:span><text:span text:style-name="T94">nessun Cuoco </text:span><text:span text:style-name="T77">lavora a </text:span><text:span text:style-name="T85">compito</text:span><text:span text:style-name="T94"> e </text:span><text:span text:style-name="T85">compito</text:span><text:span text:style-name="T94"> </text:span><text:span text:style-name="T77">non è svolto in</text:span><text:span text:style-name="T94"> alcun TurnoDiCucina</text:span></text:p>
      <text:list xml:id="list1512927853" text:style-name="L13">
        <text:list-item>
          <text:p text:style-name="P39">compito<text:span text:style-name="T21">.</text:span><text:span text:style-name="T39">preparato</text:span><text:span text:style-name="T21"> = </text:span><text:span text:style-name="T39">sì</text:span></text:p>
        </text:list-item>
      </text:list>
      <text:p text:style-name="P31"/>
      <text:p text:style-name="P31"/>
      <text:p text:style-name="P31"/>
      <text:p text:style-name="P5"><text:span text:style-name="T97">5f</text:span>.<text:span text:style-name="T66">1</text:span> <text:span text:style-name="T66">segnaTurnoDiCucinaCompleto</text:span>(<text:span text:style-name="T3">turno</text:span><text:span text:style-name="T24"> : TurnoDiCucina, </text:span><text:span text:style-name="T3">completo</text:span><text:span text:style-name="T24"> : sì/no</text:span><text:span text:style-name="T21">)</text:span></text:p>
      <text:p text:style-name="P12"/>
      <text:p text:style-name="P18">Pre-condizioni : --</text:p>
      <text:p text:style-name="P18">Post-condizioni : </text:p>
      <text:list xml:id="list2743314255" text:style-name="L14">
        <text:list-item>
          <text:p text:style-name="P40">turno<text:span text:style-name="T21">.completo = </text:span>comple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6-25T16:47:45.198000000</dc:date>
    <meta:editing-duration>P1DT2H29M40S</meta:editing-duration>
    <meta:editing-cycles>19</meta:editing-cycles>
    <meta:document-statistic meta:table-count="0" meta:image-count="0" meta:object-count="0" meta:page-count="4" meta:paragraph-count="101" meta:word-count="868" meta:character-count="5458" meta:non-whitespace-character-count="4717"/>
  </office:meta>
</office:document-meta>
</file>